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4.106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4.856cm"/>
    </style:style>
    <style:style style:name="co16" style:family="table-column">
      <style:table-column-properties fo:break-before="auto" style:column-width="5.105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ffff00" fo:border-left="none" fo:border-right="none" fo:border-top="0.002cm solid #000000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fo:border-bottom="0.002cm solid #000000" fo:background-color="#ffff00" fo:border-left="none" fo:border-right="none" fo:border-top="none"/>
    </style:style>
    <style:style style:name="ce4" style:family="table-cell" style:parent-style-name="Excel_20_Built-in_20_Normal">
      <style:table-cell-properties fo:background-color="#ff3333"/>
    </style:style>
    <style:style style:name="ce5" style:family="table-cell" style:parent-style-name="Excel_20_Built-in_20_Normal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Excel_20_Built-in_20_Normal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Excel_20_Built-in_20_Normal">
      <style:table-cell-properties fo:background-color="#ff3333" style:text-align-source="fix" style:repeat-content="false"/>
      <style:paragraph-properties fo:text-align="center" fo:margin-left="0cm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 style:data-style-name="N8148">
      <style:table-cell-properties fo:background-color="#00cc00"/>
    </style:style>
    <style:style style:name="ce11" style:family="table-cell" style:parent-style-name="Excel_20_Built-in_20_Normal" style:data-style-name="N8148">
      <style:table-cell-properties fo:background-color="#6699cc"/>
    </style:style>
    <style:style style:name="ce12" style:family="table-cell" style:parent-style-name="Excel_20_Built-in_20_Normal" style:data-style-name="N8148"/>
    <style:style style:name="ce13" style:family="table-cell" style:parent-style-name="Excel_20_Built-in_20_Normal">
      <style:table-cell-properties fo:background-color="#33ff99"/>
    </style:style>
    <style:style style:name="ce14" style:family="table-cell" style:parent-style-name="Excel_20_Built-in_20_Normal">
      <style:table-cell-properties fo:background-color="#6699cc"/>
    </style:style>
    <style:style style:name="ce15" style:family="table-cell" style:parent-style-name="Excel_20_Built-in_20_Normal">
      <style:table-cell-properties fo:background-color="#ffffcc"/>
    </style:style>
    <style:style style:name="ce16" style:family="table-cell" style:parent-style-name="Excel_20_Built-in_20_Normal">
      <style:table-cell-properties fo:background-color="#83caff"/>
    </style:style>
    <style:style style:name="ce17" style:family="table-cell" style:parent-style-name="Excel_20_Built-in_20_Normal" style:data-style-name="N8148">
      <style:table-cell-properties fo:background-color="#ff420e"/>
    </style:style>
    <style:style style:name="ce18" style:family="table-cell" style:parent-style-name="Excel_20_Built-in_20_Normal" style:data-style-name="N8148">
      <style:table-cell-properties fo:background-color="#ffffff"/>
    </style:style>
    <style:style style:name="ce19" style:family="table-cell" style:parent-style-name="Excel_20_Built-in_20_Normal">
      <style:table-cell-properties fo:background-color="#ffffff"/>
    </style:style>
    <style:style style:name="ce20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9"/>
        <table:table-column table:style-name="co5" table:default-cell-style-name="ce12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9"/>
        <table:table-column table:style-name="co9" table:default-cell-style-name="ce18"/>
        <table:table-column table:style-name="co4" table:default-cell-style-name="Excel_20_Built-in_20_Normal"/>
        <table:table-column table:style-name="co10" table:default-cell-style-name="ce19"/>
        <table:table-column table:style-name="co11" table:default-cell-style-name="ce19"/>
        <table:table-column table:style-name="co4" table:default-cell-style-name="ce20"/>
        <table:table-column table:style-name="co12" table:default-cell-style-name="ce19"/>
        <table:table-column table:style-name="co6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ce9"/>
        <table:table-column table:style-name="co4" table:number-columns-repeated="2" table:default-cell-style-name="Excel_20_Built-in_20_Normal"/>
        <table:table-column table:style-name="co16" table:default-cell-style-name="Excel_20_Built-in_20_Normal"/>
        <table:table-column table:style-name="co4" table:number-columns-repeated="1003" table:default-cell-style-name="Excel_20_Built-in_20_Normal"/>
        <table:table-row table:style-name="ro1">
          <table:table-cell table:style-name="ce1"/>
          <table:table-cell table:style-name="ce5"/>
          <table:table-cell table:style-name="ce10" office:value-type="string">
            <text:p><text:s/>Цена входа</text:p>
          </table:table-cell>
          <table:table-cell office:value-type="string">
            <text:p>#</text:p>
          </table:table-cell>
          <table:table-cell table:style-name="ce11" office:value-type="string">
            <text:p>Потратили USD</text:p>
          </table:table-cell>
          <table:table-cell table:style-name="ce13" office:value-type="string">
            <text:p>Купили</text:p>
          </table:table-cell>
          <table:table-cell table:style-name="ce15" office:value-type="string">
            <text:p>Сумма купленного</text:p>
          </table:table-cell>
          <table:table-cell table:style-name="ce16" office:value-type="string">
            <text:p>Цена выхода</text:p>
          </table:table-cell>
          <table:table-cell table:style-name="ce17" office:value-type="string">
            <text:p>Затраты депозита</text:p>
          </table:table-cell>
          <table:table-cell table:style-name="ce2"/>
          <table:table-cell table:style-name="ce6"/>
          <table:table-cell table:style-name="ce10" office:value-type="string">
            <text:p>Цена входа</text:p>
          </table:table-cell>
          <table:table-cell table:style-name="ce9" office:value-type="string">
            <text:p>#</text:p>
          </table:table-cell>
          <table:table-cell table:style-name="ce11" office:value-type="string">
            <text:p>Потратили USD</text:p>
          </table:table-cell>
          <table:table-cell table:style-name="ce13" office:value-type="string">
            <text:p>Купили</text:p>
          </table:table-cell>
          <table:table-cell table:style-name="ce15" office:value-type="string">
            <text:p>Сумма купленного</text:p>
          </table:table-cell>
          <table:table-cell table:style-name="ce16" office:value-type="string">
            <text:p>Цена выхода</text:p>
          </table:table-cell>
          <table:table-cell table:style-name="ce17" office:value-type="string">
            <text:p>Затраты депозита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2" office:value-type="string">
            <text:p>Шаг</text:p>
          </table:table-cell>
          <table:table-cell table:style-name="ce6" office:value-type="float" office:value="0.41">
            <text:p>0,41</text:p>
          </table:table-cell>
          <table:table-cell table:style-name="ce10" office:value-type="float" office:value="42.67">
            <text:p>42,67000</text:p>
          </table:table-cell>
          <table:table-cell office:value-type="float" office:value="1">
            <text:p>1</text:p>
          </table:table-cell>
          <table:table-cell table:style-name="ce11" office:value-type="float" office:value="5">
            <text:p>5,00000</text:p>
          </table:table-cell>
          <table:table-cell table:style-name="ce13" table:formula="of:=[.E2]/[.C2]" office:value-type="float" office:value="0.117178345441762">
            <text:p>0,1171783454</text:p>
          </table:table-cell>
          <table:table-cell table:style-name="ce15" table:formula="of:=[.F2]" office:value-type="float" office:value="0.117178345441762">
            <text:p>0,1171783454</text:p>
          </table:table-cell>
          <table:table-cell table:style-name="ce16" table:formula="of:=([.E2]+([.E2]*[.B4]/100))/[.F2]" office:value-type="float" office:value="42.92602">
            <text:p>42,92602</text:p>
          </table:table-cell>
          <table:table-cell table:style-name="ce17" table:formula="of:=[.E2]" office:value-type="float" office:value="5">
            <text:p>5,00000</text:p>
          </table:table-cell>
          <table:table-cell table:style-name="ce2" office:value-type="string">
            <text:p>Шаг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.00923">
            <text:p>0,00923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3" table:formula="of:=[.N2]/[.L2]" office:value-type="float" office:value="541.711809317443">
            <text:p>541,7118093174</text:p>
          </table:table-cell>
          <table:table-cell table:style-name="ce15" table:formula="of:=[.O2]" office:value-type="float" office:value="541.711809317443">
            <text:p>541,7118093174</text:p>
          </table:table-cell>
          <table:table-cell table:style-name="ce16" table:formula="of:=([.N2]+([.N2]*[.K4]/100))/[.O2]" office:value-type="float" office:value="0.0093223">
            <text:p>0,0093223</text:p>
          </table:table-cell>
          <table:table-cell table:style-name="ce17" table:formula="of:=[.N2]" office:value-type="float" office:value="5">
            <text:p>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2" office:value-type="string">
            <text:p>Мартин</text:p>
          </table:table-cell>
          <table:table-cell table:style-name="ce6" office:value-type="float" office:value="20">
            <text:p>20</text:p>
          </table:table-cell>
          <table:table-cell table:style-name="ce10" table:formula="of:=[.C2]-([.C2]*[.B2]/100)" office:value-type="float" office:value="42.495053">
            <text:p>42,49505</text:p>
          </table:table-cell>
          <table:table-cell office:value-type="float" office:value="2">
            <text:p>2</text:p>
          </table:table-cell>
          <table:table-cell table:style-name="ce11" table:formula="of:=[.E2]+([.E2]*[.B3]/100)" office:value-type="float" office:value="6">
            <text:p>6,00000</text:p>
          </table:table-cell>
          <table:table-cell table:style-name="ce13" table:formula="of:=[.E3]/[.C3]" office:value-type="float" office:value="0.141192905442429">
            <text:p>0,1411929054</text:p>
          </table:table-cell>
          <table:table-cell table:style-name="ce15" table:formula="of:=SUM([.F2:.F3])" office:value-type="float" office:value="0.258371250884191">
            <text:p>0,2583712509</text:p>
          </table:table-cell>
          <table:table-cell table:style-name="ce16" table:formula="of:=(SUM([.E2:.E3])+(SUM([.E2:.E3])*[.B4]/100))/[.G3]" office:value-type="float" office:value="42.8298425700624">
            <text:p>42,8298425701</text:p>
          </table:table-cell>
          <table:table-cell table:style-name="ce17" table:formula="of:=SUM([.E2:.E3])" office:value-type="float" office:value="11">
            <text:p>11,00000</text:p>
          </table:table-cell>
          <table:table-cell table:style-name="ce2" office:value-type="string">
            <text:p>Мартин</text:p>
          </table:table-cell>
          <table:table-cell table:style-name="ce6" office:value-type="string">
            <text:p>X2</text:p>
          </table:table-cell>
          <table:table-cell table:style-name="ce10" table:formula="of:=[.L2]-([.L2]*[.K2]/100)" office:value-type="float" office:value="0.0091377">
            <text:p>0,00914</text:p>
          </table:table-cell>
          <table:table-cell table:style-name="ce9" office:value-type="float" office:value="2">
            <text:p>2</text:p>
          </table:table-cell>
          <table:table-cell table:style-name="ce14" table:formula="of:=[.N2]*2" office:value-type="float" office:value="10">
            <text:p>10</text:p>
          </table:table-cell>
          <table:table-cell table:style-name="ce13" table:formula="of:=[.N3]/[.L3]" office:value-type="float" office:value="1094.36729155039">
            <text:p>1094,3672915504</text:p>
          </table:table-cell>
          <table:table-cell table:style-name="ce15" table:formula="of:=SUM([.O2:.O3])" office:value-type="float" office:value="1636.07910086783">
            <text:p>1636,0791008678</text:p>
          </table:table-cell>
          <table:table-cell table:style-name="ce16" table:formula="of:=(SUM([.N2:.N3])+(SUM([.N2:.N3])*[.K4]/100))/[.P3]" office:value-type="float" office:value="0.00925994347826087">
            <text:p>0,0092599435</text:p>
          </table:table-cell>
          <table:table-cell table:style-name="ce17" table:formula="of:=SUM([.N2:.N3])" office:value-type="float" office:value="15">
            <text:p>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2" office:value-type="string">
            <text:p>Профит</text:p>
          </table:table-cell>
          <table:table-cell table:style-name="ce6" office:value-type="float" office:value="0.6">
            <text:p>0,6</text:p>
          </table:table-cell>
          <table:table-cell table:style-name="ce10" table:formula="of:=[.C3]-([.C3]*[.B2]/100)" office:value-type="float" office:value="42.3208232827">
            <text:p>42,32082</text:p>
          </table:table-cell>
          <table:table-cell office:value-type="float" office:value="3">
            <text:p>3</text:p>
          </table:table-cell>
          <table:table-cell table:style-name="ce11" table:formula="of:=[.E3]+([.E3]*[.B3]/100)" office:value-type="float" office:value="7.2">
            <text:p>7,20000</text:p>
          </table:table-cell>
          <table:table-cell table:style-name="ce13" table:formula="of:=[.E4]/[.C4]" office:value-type="float" office:value="0.170129015494442">
            <text:p>0,1701290155</text:p>
          </table:table-cell>
          <table:table-cell table:style-name="ce15" table:formula="of:=SUM([.F2:.F4])" office:value-type="float" office:value="0.428500266378633">
            <text:p>0,4285002664</text:p>
          </table:table-cell>
          <table:table-cell table:style-name="ce16" table:formula="of:=(SUM([.E2:.E4])+(SUM([.E2:.E4])*[.B4]/100))/[.G4]" office:value-type="float" office:value="42.7285615356457">
            <text:p>42,7285615356</text:p>
          </table:table-cell>
          <table:table-cell table:style-name="ce17" table:formula="of:=SUM([.E2:.E4])" office:value-type="float" office:value="18.2">
            <text:p>18,20000</text:p>
          </table:table-cell>
          <table:table-cell table:style-name="ce2" office:value-type="string">
            <text:p>Профит</text:p>
          </table:table-cell>
          <table:table-cell table:style-name="ce6" office:value-type="float" office:value="1">
            <text:p>1</text:p>
          </table:table-cell>
          <table:table-cell table:style-name="ce10" table:formula="of:=[.L3]-([.L3]*[.K2]/100)" office:value-type="float" office:value="0.009046323">
            <text:p>0,00905</text:p>
          </table:table-cell>
          <table:table-cell table:style-name="ce9" office:value-type="float" office:value="3">
            <text:p>3</text:p>
          </table:table-cell>
          <table:table-cell table:style-name="ce14" table:formula="of:=SUM([.N2:.N3])*2" office:value-type="float" office:value="30">
            <text:p>30</text:p>
          </table:table-cell>
          <table:table-cell table:style-name="ce13" table:formula="of:=[.N4]/[.L4]" office:value-type="float" office:value="3316.26451984967">
            <text:p>3316,2645198497</text:p>
          </table:table-cell>
          <table:table-cell table:style-name="ce15" table:formula="of:=SUM([.O2:.O4])" office:value-type="float" office:value="4952.3436207175">
            <text:p>4952,3436207175</text:p>
          </table:table-cell>
          <table:table-cell table:style-name="ce16" table:formula="of:=(SUM([.N2:.N4])+(SUM([.N2:.N4])*[.K4]/100))/[.P4]" office:value-type="float" office:value="0.00917747302708675">
            <text:p>0,009177473</text:p>
          </table:table-cell>
          <table:table-cell table:style-name="ce17" table:formula="of:=SUM([.N2:.N4])" office:value-type="float" office:value="45">
            <text:p>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3" office:value-type="string">
            <text:p>Баланс</text:p>
          </table:table-cell>
          <table:table-cell table:style-name="ce7" office:value-type="float" office:value="300">
            <text:p>300</text:p>
          </table:table-cell>
          <table:table-cell table:style-name="ce10" table:formula="of:=[.C4]-([.C4]*[.B2]/100)" office:value-type="float" office:value="42.1473079072409">
            <text:p>42,14731</text:p>
          </table:table-cell>
          <table:table-cell office:value-type="float" office:value="4">
            <text:p>4</text:p>
          </table:table-cell>
          <table:table-cell table:style-name="ce11" table:formula="of:=[.E4]+([.E4]*[.B3]/100)" office:value-type="float" office:value="8.64">
            <text:p>8,64000</text:p>
          </table:table-cell>
          <table:table-cell table:style-name="ce13" table:formula="of:=[.E5]/[.C5]" office:value-type="float" office:value="0.204995299320544">
            <text:p>0,2049952993</text:p>
          </table:table-cell>
          <table:table-cell table:style-name="ce15" table:formula="of:=SUM([.F2:.F5])" office:value-type="float" office:value="0.633495565699177">
            <text:p>0,6334955657</text:p>
          </table:table-cell>
          <table:table-cell table:style-name="ce16" table:formula="of:=(SUM([.E2:.E5])+(SUM([.E2:.E5])*[.B4]/100))/[.G5]" office:value-type="float" office:value="42.6223030783167">
            <text:p>42,6223030783</text:p>
          </table:table-cell>
          <table:table-cell table:style-name="ce17" table:formula="of:=SUM([.E2:.E5])" office:value-type="float" office:value="26.84">
            <text:p>26,84000</text:p>
          </table:table-cell>
          <table:table-cell table:style-name="ce2"/>
          <table:table-cell table:style-name="ce6"/>
          <table:table-cell table:style-name="ce10" table:formula="of:=[.L4]-([.L4]*[.K2]/100)" office:value-type="float" office:value="0.00895585977">
            <text:p>0,00896</text:p>
          </table:table-cell>
          <table:table-cell table:style-name="ce9" office:value-type="float" office:value="4">
            <text:p>4</text:p>
          </table:table-cell>
          <table:table-cell table:style-name="ce14" table:formula="of:=SUM([.N2:.N4])*2" office:value-type="float" office:value="90">
            <text:p>90</text:p>
          </table:table-cell>
          <table:table-cell table:style-name="ce13" table:formula="of:=[.N5]/[.L5]" office:value-type="float" office:value="10049.2864237869">
            <text:p>10049,2864237869</text:p>
          </table:table-cell>
          <table:table-cell table:style-name="ce15" table:formula="of:=SUM([.O2:.O5])" office:value-type="float" office:value="15001.6300445044">
            <text:p>15001,6300445044</text:p>
          </table:table-cell>
          <table:table-cell table:style-name="ce16" table:formula="of:=(SUM([.N2:.N5])+(SUM([.N2:.N5])*[.K4]/100))/[.P5]" office:value-type="float" office:value="0.00908901230036331">
            <text:p>0,0090890123</text:p>
          </table:table-cell>
          <table:table-cell table:style-name="ce17" table:formula="of:=SUM([.N2:.N5])" office:value-type="float" office:value="135">
            <text:p>1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2" office:value-type="string">
            <text:p>Плечо</text:p>
          </table:table-cell>
          <table:table-cell table:style-name="ce6" office:value-type="float" office:value="50">
            <text:p>50</text:p>
          </table:table-cell>
          <table:table-cell table:style-name="ce10" table:formula="of:=[.C5]-([.C5]*[.B2]/100)" office:value-type="float" office:value="41.9745039448212">
            <text:p>41,97450</text:p>
          </table:table-cell>
          <table:table-cell office:value-type="float" office:value="5">
            <text:p>5</text:p>
          </table:table-cell>
          <table:table-cell table:style-name="ce11" table:formula="of:=[.E5]+([.E5]*[.B3]/100)" office:value-type="float" office:value="10.368">
            <text:p>10,36800</text:p>
          </table:table-cell>
          <table:table-cell table:style-name="ce13" table:formula="of:=[.E6]/[.C6]" office:value-type="float" office:value="0.247007088246464">
            <text:p>0,2470070882</text:p>
          </table:table-cell>
          <table:table-cell table:style-name="ce15" table:formula="of:=SUM([.F2:.F6])" office:value-type="float" office:value="0.880502653945641">
            <text:p>0,8805026539</text:p>
          </table:table-cell>
          <table:table-cell table:style-name="ce16" table:formula="of:=(SUM([.E2:.E6])+(SUM([.E2:.E6])*[.B4]/100))/[.G6]" office:value-type="float" office:value="42.5112267774162">
            <text:p>42,5112267774</text:p>
          </table:table-cell>
          <table:table-cell table:style-name="ce17" table:formula="of:=SUM([.E2:.E6])" office:value-type="float" office:value="37.208">
            <text:p>37,20800</text:p>
          </table:table-cell>
          <table:table-cell/>
          <table:table-cell table:style-name="ce9"/>
          <table:table-cell table:style-name="ce10" table:formula="of:=[.L5]-([.L5]*[.K2]/100)" office:value-type="float" office:value="0.0088663011723">
            <text:p>0,00887</text:p>
          </table:table-cell>
          <table:table-cell table:style-name="ce9" office:value-type="float" office:value="5">
            <text:p>5</text:p>
          </table:table-cell>
          <table:table-cell table:style-name="ce14" table:formula="of:=SUM([.N2:.N5])*2" office:value-type="float" office:value="270">
            <text:p>270</text:p>
          </table:table-cell>
          <table:table-cell table:style-name="ce13" table:formula="of:=[.N6]/[.L6]" office:value-type="float" office:value="30452.3831023845">
            <text:p>30452,3831023845</text:p>
          </table:table-cell>
          <table:table-cell table:style-name="ce15" table:formula="of:=SUM([.O2:.O6])" office:value-type="float" office:value="45454.0131468888">
            <text:p>45454,0131468888</text:p>
          </table:table-cell>
          <table:table-cell table:style-name="ce16" table:formula="of:=(SUM([.N2:.N6])+(SUM([.N2:.N6])*[.K4]/100))/[.P6]" office:value-type="float" office:value="0.00899920538761049">
            <text:p>0,0089992054</text:p>
          </table:table-cell>
          <table:table-cell table:style-name="ce17" table:formula="of:=SUM([.N2:.N6])" office:value-type="float" office:value="405">
            <text:p>4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 table:style-name="ce4" office:value-type="string">
            <text:p>Ликвидация</text:p>
          </table:table-cell>
          <table:table-cell table:style-name="ce8" table:formula="of:=(40000 *(1 + 0.02 - 0.005)) + (3000/1)" office:value-type="float" office:value="43600">
            <text:p>43600</text:p>
          </table:table-cell>
          <table:table-cell table:style-name="ce10" table:formula="of:=[.C6]-([.C6]*[.B2]/100)" office:value-type="float" office:value="41.8024084786475">
            <text:p>41,80241</text:p>
          </table:table-cell>
          <table:table-cell office:value-type="float" office:value="6">
            <text:p>6</text:p>
          </table:table-cell>
          <table:table-cell table:style-name="ce11" table:formula="of:=[.E6]+([.E6]*[.B3]/100)" office:value-type="float" office:value="12.4416">
            <text:p>12,44160</text:p>
          </table:table-cell>
          <table:table-cell table:style-name="ce13" table:formula="of:=[.E7]/[.C7]" office:value-type="float" office:value="0.297628783909787">
            <text:p>0,2976287839</text:p>
          </table:table-cell>
          <table:table-cell table:style-name="ce15" table:formula="of:=SUM([.F2:.F7])" office:value-type="float" office:value="1.17813143785543">
            <text:p>1,1781314379</text:p>
          </table:table-cell>
          <table:table-cell table:style-name="ce16" table:formula="of:=(SUM([.E2:.E7])+(SUM([.E2:.E7])*[.B4]/100))/[.G7]" office:value-type="float" office:value="42.3955222610138">
            <text:p>42,395522261</text:p>
          </table:table-cell>
          <table:table-cell table:style-name="ce17" table:formula="of:=SUM([.E3:.E7])" office:value-type="float" office:value="44.6496">
            <text:p>44,64960</text:p>
          </table:table-cell>
          <table:table-cell/>
          <table:table-cell table:style-name="ce9"/>
          <table:table-cell table:style-name="ce10" table:formula="of:=[.L6]-([.L6]*[.K2]/100)" office:value-type="float" office:value="0.008777638160577">
            <text:p>0,00878</text:p>
          </table:table-cell>
          <table:table-cell table:style-name="ce9" office:value-type="float" office:value="6">
            <text:p>6</text:p>
          </table:table-cell>
          <table:table-cell table:style-name="ce14" table:formula="of:=SUM([.N2:.N6])*2" office:value-type="float" office:value="810">
            <text:p>810</text:p>
          </table:table-cell>
          <table:table-cell table:style-name="ce13" table:formula="of:=[.N7]/[.L7]" office:value-type="float" office:value="92279.9487951044">
            <text:p>92279,9487951044</text:p>
          </table:table-cell>
          <table:table-cell table:style-name="ce15" table:formula="of:=SUM([.O2:.O7])" office:value-type="float" office:value="137733.961941993">
            <text:p>137733,961941993</text:p>
          </table:table-cell>
          <table:table-cell table:style-name="ce16" table:formula="of:=(SUM([.N2:.N7])+(SUM([.N2:.N7])*[.K4]/100))/[.P7]" office:value-type="float" office:value="0.0089095672751853">
            <text:p>0,0089095673</text:p>
          </table:table-cell>
          <table:table-cell table:style-name="ce17" table:formula="of:=SUM([.N3:.N7])" office:value-type="float" office:value="1210">
            <text:p>1210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7]-([.C7]*[.B2]/100)" office:value-type="float" office:value="41.631018603885">
            <text:p>41,63102</text:p>
          </table:table-cell>
          <table:table-cell office:value-type="float" office:value="7">
            <text:p>7</text:p>
          </table:table-cell>
          <table:table-cell table:style-name="ce11" table:formula="of:=[.E7]+([.E7]*[.B3]/100)" office:value-type="float" office:value="14.92992">
            <text:p>14,92992</text:p>
          </table:table-cell>
          <table:table-cell table:style-name="ce13" table:formula="of:=[.E8]/[.C8]" office:value-type="float" office:value="0.358624902793196">
            <text:p>0,3586249028</text:p>
          </table:table-cell>
          <table:table-cell table:style-name="ce15" table:formula="of:=SUM([.F2:.F8])" office:value-type="float" office:value="1.53675634064862">
            <text:p>1,5367563406</text:p>
          </table:table-cell>
          <table:table-cell table:style-name="ce16" table:formula="of:=(SUM([.E2:.E8])+(SUM([.E2:.E8])*[.B4]/100))/[.G8]" office:value-type="float" office:value="42.2754052816071">
            <text:p>42,2754052816</text:p>
          </table:table-cell>
          <table:table-cell table:style-name="ce17" table:formula="of:=SUM([.E2:.E8])" office:value-type="float" office:value="64.57952">
            <text:p>64,57952</text:p>
          </table:table-cell>
          <table:table-cell/>
          <table:table-cell table:style-name="ce9"/>
          <table:table-cell table:style-name="ce10" table:formula="of:=[.L7]-([.L7]*[.K2]/100)" office:value-type="float" office:value="0.00868986177897123">
            <text:p>0,00869</text:p>
          </table:table-cell>
          <table:table-cell table:style-name="ce9" office:value-type="float" office:value="7">
            <text:p>7</text:p>
          </table:table-cell>
          <table:table-cell table:style-name="ce14" table:formula="of:=SUM([.N2:.N7])*2" office:value-type="float" office:value="2430">
            <text:p>2430</text:p>
          </table:table-cell>
          <table:table-cell table:style-name="ce13" table:formula="of:=[.N8]/[.L8]" office:value-type="float" office:value="279636.208470013">
            <text:p>279636,208470013</text:p>
          </table:table-cell>
          <table:table-cell table:style-name="ce15" table:formula="of:=SUM([.O2:.O8])" office:value-type="float" office:value="417370.170412007">
            <text:p>417370,170412007</text:p>
          </table:table-cell>
          <table:table-cell table:style-name="ce16" table:formula="of:=(SUM([.N2:.N8])+(SUM([.N2:.N8])*[.K4]/100))/[.P8]" office:value-type="float" office:value="0.00882058724121529">
            <text:p>0,0088205872</text:p>
          </table:table-cell>
          <table:table-cell table:style-name="ce17" table:formula="of:=SUM([.N2:.N8])" office:value-type="float" office:value="3645">
            <text:p>36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8]-([.C8]*[.B2]/100)" office:value-type="float" office:value="41.4603314276091">
            <text:p>41,46033</text:p>
          </table:table-cell>
          <table:table-cell office:value-type="float" office:value="8">
            <text:p>8</text:p>
          </table:table-cell>
          <table:table-cell table:style-name="ce11" table:formula="of:=[.E8]+([.E8]*[.B3]/100)" office:value-type="float" office:value="17.915904">
            <text:p>17,91590</text:p>
          </table:table-cell>
          <table:table-cell table:style-name="ce13" table:formula="of:=[.E9]/[.C9]" office:value-type="float" office:value="0.432121581837368">
            <text:p>0,4321215818</text:p>
          </table:table-cell>
          <table:table-cell table:style-name="ce15" table:formula="of:=SUM([.F2:.F9])" office:value-type="float" office:value="1.96887792248599">
            <text:p>1,9688779225</text:p>
          </table:table-cell>
          <table:table-cell table:style-name="ce16" table:formula="of:=(SUM([.E2:.E9])+(SUM([.E2:.E9])*[.B4]/100))/[.G9]" office:value-type="float" office:value="42.1511133809722">
            <text:p>42,151113381</text:p>
          </table:table-cell>
          <table:table-cell table:style-name="ce17" table:formula="of:=SUM([.E2:.E9])" office:value-type="float" office:value="82.495424">
            <text:p>82,49542</text:p>
          </table:table-cell>
          <table:table-cell/>
          <table:table-cell table:style-name="ce9"/>
          <table:table-cell table:style-name="ce10" table:formula="of:=[.L8]-([.L8]*[.K2]/100)" office:value-type="float" office:value="0.00860296316118152">
            <text:p>0,00860</text:p>
          </table:table-cell>
          <table:table-cell table:style-name="ce9" office:value-type="float" office:value="8">
            <text:p>8</text:p>
          </table:table-cell>
          <table:table-cell table:style-name="ce14" table:formula="of:=SUM([.N2:.N8])*2" office:value-type="float" office:value="7290">
            <text:p>7290</text:p>
          </table:table-cell>
          <table:table-cell table:style-name="ce13" table:formula="of:=[.N9]/[.L9]" office:value-type="float" office:value="847382.449909131">
            <text:p>847382,449909131</text:p>
          </table:table-cell>
          <table:table-cell table:style-name="ce15" table:formula="of:=SUM([.O2:.O9])" office:value-type="float" office:value="1264752.62032114">
            <text:p>1264752,62032114</text:p>
          </table:table-cell>
          <table:table-cell table:style-name="ce16" table:formula="of:=(SUM([.N2:.N9])+(SUM([.N2:.N9])*[.K4]/100))/[.P9]" office:value-type="float" office:value="0.00873241914865192">
            <text:p>0,0087324191</text:p>
          </table:table-cell>
          <table:table-cell table:style-name="ce17" table:formula="of:=SUM([.N2:.N9])" office:value-type="float" office:value="10935">
            <text:p>109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9]-([.C9]*[.B2]/100)" office:value-type="float" office:value="41.2903440687559">
            <text:p>41,29034</text:p>
          </table:table-cell>
          <table:table-cell office:value-type="float" office:value="9">
            <text:p>9</text:p>
          </table:table-cell>
          <table:table-cell table:style-name="ce11" table:formula="of:=[.E9]+([.E9]*[.B3]/100)" office:value-type="float" office:value="21.4990848">
            <text:p>21,49908</text:p>
          </table:table-cell>
          <table:table-cell table:style-name="ce13" table:formula="of:=[.E10]/[.C10]" office:value-type="float" office:value="0.520680689029865">
            <text:p>0,520680689</text:p>
          </table:table-cell>
          <table:table-cell table:style-name="ce15" table:formula="of:=SUM([.F2:.F10])" office:value-type="float" office:value="2.48955861151586">
            <text:p>2,4895586115</text:p>
          </table:table-cell>
          <table:table-cell table:style-name="ce16" table:formula="of:=(SUM([.E2:.E10])+(SUM([.E2:.E10])*[.B4]/100))/[.G10]" office:value-type="float" office:value="42.0229013162696">
            <text:p>42,0229013163</text:p>
          </table:table-cell>
          <table:table-cell table:style-name="ce17" table:formula="of:=SUM([.E2:.E10])" office:value-type="float" office:value="103.9945088">
            <text:p>103,99451</text:p>
          </table:table-cell>
          <table:table-cell/>
          <table:table-cell table:style-name="ce9"/>
          <table:table-cell table:style-name="ce10" table:formula="of:=[.L9]-([.L9]*[.K2]/100)" office:value-type="float" office:value="0.0085169335295697">
            <text:p>0,00852</text:p>
          </table:table-cell>
          <table:table-cell table:style-name="ce9" office:value-type="float" office:value="9">
            <text:p>9</text:p>
          </table:table-cell>
          <table:table-cell table:style-name="ce14" table:formula="of:=SUM([.N2:.N9])*2" office:value-type="float" office:value="21870">
            <text:p>21870</text:p>
          </table:table-cell>
          <table:table-cell table:style-name="ce13" table:formula="of:=[.N10]/[.L10]" office:value-type="float" office:value="2567825.60578525">
            <text:p>2567825,60578525</text:p>
          </table:table-cell>
          <table:table-cell table:style-name="ce15" table:formula="of:=SUM([.O2:.O10])" office:value-type="float" office:value="3832578.22610639">
            <text:p>3832578,22610639</text:p>
          </table:table-cell>
          <table:table-cell table:style-name="ce16" table:formula="of:=(SUM([.N2:.N10])+(SUM([.N2:.N10])*[.K4]/100))/[.P10]" office:value-type="float" office:value="0.00864510729991302">
            <text:p>0,0086451073</text:p>
          </table:table-cell>
          <table:table-cell table:style-name="ce17" table:formula="of:=SUM([.N2:.N10])" office:value-type="float" office:value="32805">
            <text:p>328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0]-([.C10]*[.B2]/100)" office:value-type="float" office:value="41.121053658074">
            <text:p>41,12105</text:p>
          </table:table-cell>
          <table:table-cell office:value-type="float" office:value="10">
            <text:p>10</text:p>
          </table:table-cell>
          <table:table-cell table:style-name="ce11" table:formula="of:=[.E10]+([.E10]*[.B3]/100)" office:value-type="float" office:value="25.79890176">
            <text:p>25,79890</text:p>
          </table:table-cell>
          <table:table-cell table:style-name="ce13" table:formula="of:=[.E11]/[.C11]" office:value-type="float" office:value="0.627389122237009">
            <text:p>0,6273891222</text:p>
          </table:table-cell>
          <table:table-cell table:style-name="ce15" table:formula="of:=SUM([.F2:.F11])" office:value-type="float" office:value="3.11694773375287">
            <text:p>3,1169477338</text:p>
          </table:table-cell>
          <table:table-cell table:style-name="ce16" table:formula="of:=(SUM([.E2:.E11])+(SUM([.E2:.E11])*[.B4]/100))/[.G11]" office:value-type="float" office:value="41.8910364166256">
            <text:p>41,8910364166</text:p>
          </table:table-cell>
          <table:table-cell table:style-name="ce17" table:formula="of:=SUM([.E2:.E11])" office:value-type="float" office:value="129.79341056">
            <text:p>129,79341</text:p>
          </table:table-cell>
          <table:table-cell/>
          <table:table-cell table:style-name="ce9"/>
          <table:table-cell table:style-name="ce10" table:formula="of:=[.L10]-([.L10]*[.K2]/100)" office:value-type="float" office:value="0.008431764194274">
            <text:p>0,00843</text:p>
          </table:table-cell>
          <table:table-cell table:style-name="ce9" office:value-type="float" office:value="10">
            <text:p>10</text:p>
          </table:table-cell>
          <table:table-cell table:style-name="ce14" table:formula="of:=SUM([.N2:.N10])*2" office:value-type="float" office:value="65610">
            <text:p>65610</text:p>
          </table:table-cell>
          <table:table-cell table:style-name="ce13" table:formula="of:=[.N11]/[.L11]" office:value-type="float" office:value="7781289.71450075">
            <text:p>7781289,71450075</text:p>
          </table:table-cell>
          <table:table-cell table:style-name="ce15" table:formula="of:=SUM([.O2:.O11])" office:value-type="float" office:value="11613867.9406071">
            <text:p>11613867,9406071</text:p>
          </table:table-cell>
          <table:table-cell table:style-name="ce16" table:formula="of:=(SUM([.N2:.N11])+(SUM([.N2:.N11])*[.K4]/100))/[.P11]" office:value-type="float" office:value="0.00855866025929719">
            <text:p>0,0085586603</text:p>
          </table:table-cell>
          <table:table-cell table:style-name="ce17" table:formula="of:=SUM([.N2:.N11])" office:value-type="float" office:value="98415">
            <text:p>984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1]-([.C11]*[.B2]/100)" office:value-type="float" office:value="40.9524573380759">
            <text:p>40,95246</text:p>
          </table:table-cell>
          <table:table-cell office:value-type="float" office:value="11">
            <text:p>11</text:p>
          </table:table-cell>
          <table:table-cell table:style-name="ce11" table:formula="of:=[.E11]+([.E11]*[.B3]/100)" office:value-type="float" office:value="30.958682112">
            <text:p>30,95868</text:p>
          </table:table-cell>
          <table:table-cell table:style-name="ce13" table:formula="of:=[.E12]/[.C12]" office:value-type="float" office:value="0.755966408961152">
            <text:p>0,755966409</text:p>
          </table:table-cell>
          <table:table-cell table:style-name="ce15" table:formula="of:=SUM([.F2:.F12])" office:value-type="float" office:value="3.87291414271402">
            <text:p>3,8729141427</text:p>
          </table:table-cell>
          <table:table-cell table:style-name="ce16" table:formula="of:=(SUM([.E2:.E12])+(SUM([.E2:.E12])*[.B4]/100))/[.G12]" office:value-type="float" office:value="41.7557940271576">
            <text:p>41,7557940272</text:p>
          </table:table-cell>
          <table:table-cell table:style-name="ce17" table:formula="of:=SUM([.E2:.E12])" office:value-type="float" office:value="160.752092672">
            <text:p>160,75209</text:p>
          </table:table-cell>
          <table:table-cell/>
          <table:table-cell table:style-name="ce9"/>
          <table:table-cell table:style-name="ce10" table:formula="of:=[.L11]-([.L11]*[.K2]/100)" office:value-type="float" office:value="0.00834744655233126">
            <text:p>0,00835</text:p>
          </table:table-cell>
          <table:table-cell table:style-name="ce9" office:value-type="float" office:value="11">
            <text:p>11</text:p>
          </table:table-cell>
          <table:table-cell table:style-name="ce14" table:formula="of:=SUM([.N2:.N11])*2" office:value-type="float" office:value="196830">
            <text:p>196830</text:p>
          </table:table-cell>
          <table:table-cell table:style-name="ce13" table:formula="of:=[.N12]/[.L12]" office:value-type="float" office:value="23579665.8015174">
            <text:p>23579665,8015174</text:p>
          </table:table-cell>
          <table:table-cell table:style-name="ce15" table:formula="of:=SUM([.O2:.O12])" office:value-type="float" office:value="35193533.7421245">
            <text:p>35193533,7421245</text:p>
          </table:table-cell>
          <table:table-cell table:style-name="ce16" table:formula="of:=(SUM([.N2:.N12])+(SUM([.N2:.N12])*[.K4]/100))/[.P12]" office:value-type="float" office:value="0.00847307497408467">
            <text:p>0,008473075</text:p>
          </table:table-cell>
          <table:table-cell table:style-name="ce17" table:formula="of:=SUM([.N2:.N12])" office:value-type="float" office:value="295245">
            <text:p>2952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2]-([.C12]*[.B2]/100)" office:value-type="float" office:value="40.7845522629898">
            <text:p>40,78455</text:p>
          </table:table-cell>
          <table:table-cell office:value-type="float" office:value="12">
            <text:p>12</text:p>
          </table:table-cell>
          <table:table-cell table:style-name="ce11" table:formula="of:=[.E12]+([.E12]*[.B3]/100)" office:value-type="float" office:value="37.1504185344">
            <text:p>37,15042</text:p>
          </table:table-cell>
          <table:table-cell table:style-name="ce13" table:formula="of:=[.E13]/[.C13]" office:value-type="float" office:value="0.910894357619622">
            <text:p>0,9108943576</text:p>
          </table:table-cell>
          <table:table-cell table:style-name="ce15" table:formula="of:=SUM([.F2:.F13])" office:value-type="float" office:value="4.78380850033364">
            <text:p>4,7838085003</text:p>
          </table:table-cell>
          <table:table-cell table:style-name="ce16" table:formula="of:=(SUM([.E2:.E13])+(SUM([.E2:.E13])*[.B4]/100))/[.G13]" office:value-type="float" office:value="41.6174531776833">
            <text:p>41,6174531777</text:p>
          </table:table-cell>
          <table:table-cell table:style-name="ce17" table:formula="of:=SUM([.E2:.E13])" office:value-type="float" office:value="197.9025112064">
            <text:p>197,90251</text:p>
          </table:table-cell>
          <table:table-cell/>
          <table:table-cell table:style-name="ce9"/>
          <table:table-cell table:style-name="ce10" table:formula="of:=[.L12]-([.L12]*[.K2]/100)" office:value-type="float" office:value="0.00826397208680795">
            <text:p>0,00826</text:p>
          </table:table-cell>
          <table:table-cell table:style-name="ce9" office:value-type="float" office:value="12">
            <text:p>12</text:p>
          </table:table-cell>
          <table:table-cell table:style-name="ce14" table:formula="of:=SUM([.N2:.N12])*2" office:value-type="float" office:value="590490">
            <text:p>590490</text:p>
          </table:table-cell>
          <table:table-cell table:style-name="ce13" table:formula="of:=[.N13]/[.L13]" office:value-type="float" office:value="71453532.731871">
            <text:p>71453532,731871</text:p>
          </table:table-cell>
          <table:table-cell table:style-name="ce15" table:formula="of:=SUM([.O2:.O13])" office:value-type="float" office:value="106647066.473996">
            <text:p>106647066,473996</text:p>
          </table:table-cell>
          <table:table-cell table:style-name="ce16" table:formula="of:=(SUM([.N2:.N13])+(SUM([.N2:.N13])*[.K4]/100))/[.P13]" office:value-type="float" office:value="0.00838834465473211">
            <text:p>0,0083883447</text:p>
          </table:table-cell>
          <table:table-cell table:style-name="ce17" table:formula="of:=SUM([.N2:.N13])" office:value-type="float" office:value="885735">
            <text:p>8857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3]-([.C13]*[.B2]/100)" office:value-type="float" office:value="40.6173355987115">
            <text:p>40,61734</text:p>
          </table:table-cell>
          <table:table-cell office:value-type="float" office:value="13">
            <text:p>13</text:p>
          </table:table-cell>
          <table:table-cell table:style-name="ce11" table:formula="of:=[.E13]+([.E13]*[.B3]/100)" office:value-type="float" office:value="44.58050224128">
            <text:p>44,58050</text:p>
          </table:table-cell>
          <table:table-cell table:style-name="ce13" table:formula="of:=[.E14]/[.C14]" office:value-type="float" office:value="1.09757327958987">
            <text:p>1,0975732796</text:p>
          </table:table-cell>
          <table:table-cell table:style-name="ce15" table:formula="of:=SUM([.F2:.F14])" office:value-type="float" office:value="5.88138177992351">
            <text:p>5,8813817799</text:p>
          </table:table-cell>
          <table:table-cell table:style-name="ce16" table:formula="of:=(SUM([.E2:.E14])+(SUM([.E2:.E14])*[.B4]/100))/[.G14]" office:value-type="float" office:value="41.4762925884296">
            <text:p>41,4762925884</text:p>
          </table:table-cell>
          <table:table-cell table:style-name="ce17" table:formula="of:=SUM([.E2:.E14])" office:value-type="float" office:value="242.48301344768">
            <text:p>242,48301</text:p>
          </table:table-cell>
          <table:table-cell/>
          <table:table-cell table:style-name="ce9"/>
          <table:table-cell table:style-name="ce10" table:formula="of:=[.L13]-([.L13]*[.K2]/100)" office:value-type="float" office:value="0.00818133236593987">
            <text:p>0,00818</text:p>
          </table:table-cell>
          <table:table-cell table:style-name="ce9" office:value-type="float" office:value="13">
            <text:p>13</text:p>
          </table:table-cell>
          <table:table-cell table:style-name="ce14" table:formula="of:=SUM([.N2:.N13])*2" office:value-type="float" office:value="1771470">
            <text:p>1771470</text:p>
          </table:table-cell>
          <table:table-cell table:style-name="ce13" table:formula="of:=[.N14]/[.L14]" office:value-type="float" office:value="216525856.763245">
            <text:p>216525856,763245</text:p>
          </table:table-cell>
          <table:table-cell table:style-name="ce15" table:formula="of:=SUM([.O2:.O14])" office:value-type="float" office:value="323172923.237241">
            <text:p>323172923,237241</text:p>
          </table:table-cell>
          <table:table-cell table:style-name="ce16" table:formula="of:=(SUM([.N2:.N14])+(SUM([.N2:.N14])*[.K4]/100))/[.P14]" office:value-type="float" office:value="0.00830446134879264">
            <text:p>0,0083044613</text:p>
          </table:table-cell>
          <table:table-cell table:style-name="ce17" table:formula="of:=SUM([.N2:.N14])" office:value-type="float" office:value="2657205">
            <text:p>26572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4]-([.C14]*[.B2]/100)" office:value-type="float" office:value="40.4508045227568">
            <text:p>40,45080</text:p>
          </table:table-cell>
          <table:table-cell office:value-type="float" office:value="14">
            <text:p>14</text:p>
          </table:table-cell>
          <table:table-cell table:style-name="ce11" table:formula="of:=[.E14]+([.E14]*[.B3]/100)" office:value-type="float" office:value="53.496602689536">
            <text:p>53,49660</text:p>
          </table:table-cell>
          <table:table-cell table:style-name="ce13" table:formula="of:=[.E15]/[.C15]" office:value-type="float" office:value="1.32251022744034">
            <text:p>1,3225102274</text:p>
          </table:table-cell>
          <table:table-cell table:style-name="ce15" table:formula="of:=SUM([.F2:.F15])" office:value-type="float" office:value="7.20389200736385">
            <text:p>7,2038920074</text:p>
          </table:table-cell>
          <table:table-cell table:style-name="ce16" table:formula="of:=(SUM([.E2:.E15])+(SUM([.E2:.E15])*[.B4]/100))/[.G15]" office:value-type="float" office:value="41.332587097318">
            <text:p>41,3325870973</text:p>
          </table:table-cell>
          <table:table-cell table:style-name="ce17" table:formula="of:=SUM([.E2:.E15])" office:value-type="float" office:value="295.979616137216">
            <text:p>295,97962</text:p>
          </table:table-cell>
          <table:table-cell/>
          <table:table-cell table:style-name="ce9"/>
          <table:table-cell table:style-name="ce10" table:formula="of:=[.L14]-([.L14]*[.K2]/100)" office:value-type="float" office:value="0.00809951904228047">
            <text:p>0,00810</text:p>
          </table:table-cell>
          <table:table-cell table:style-name="ce9" office:value-type="float" office:value="14">
            <text:p>14</text:p>
          </table:table-cell>
          <table:table-cell table:style-name="ce14" table:formula="of:=SUM([.N2:.N14])*2" office:value-type="float" office:value="5314410">
            <text:p>5314410</text:p>
          </table:table-cell>
          <table:table-cell table:style-name="ce13" table:formula="of:=[.N15]/[.L15]" office:value-type="float" office:value="656138959.888622">
            <text:p>656138959,888622</text:p>
          </table:table-cell>
          <table:table-cell table:style-name="ce15" table:formula="of:=SUM([.O2:.O15])" office:value-type="float" office:value="979311883.125863">
            <text:p>979311883,125863</text:p>
          </table:table-cell>
          <table:table-cell table:style-name="ce16" table:formula="of:=(SUM([.N2:.N15])+(SUM([.N2:.N15])*[.K4]/100))/[.P15]" office:value-type="float" office:value="0.00822141678124131">
            <text:p>0,0082214168</text:p>
          </table:table-cell>
          <table:table-cell table:style-name="ce17" table:formula="of:=SUM([.N2:.N15])" office:value-type="float" office:value="7971615">
            <text:p>79716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5]-([.C15]*[.B2]/100)" office:value-type="float" office:value="40.2849562242135">
            <text:p>40,28496</text:p>
          </table:table-cell>
          <table:table-cell office:value-type="float" office:value="15">
            <text:p>15</text:p>
          </table:table-cell>
          <table:table-cell table:style-name="ce11" table:formula="of:=[.E15]+([.E15]*[.B3]/100)" office:value-type="float" office:value="64.1959232274432">
            <text:p>64,19592</text:p>
          </table:table-cell>
          <table:table-cell table:style-name="ce13" table:formula="of:=[.E16]/[.C16]" office:value-type="float" office:value="1.5935458107525">
            <text:p>1,5935458108</text:p>
          </table:table-cell>
          <table:table-cell table:style-name="ce15" table:formula="of:=SUM([.F2:.F16])" office:value-type="float" office:value="8.79743781811635">
            <text:p>8,7974378181</text:p>
          </table:table-cell>
          <table:table-cell table:style-name="ce16" table:formula="of:=(SUM([.E2:.E16])+(SUM([.E2:.E16])*[.B4]/100))/[.G16]" office:value-type="float" office:value="41.1866045651038">
            <text:p>41,1866045651</text:p>
          </table:table-cell>
          <table:table-cell table:style-name="ce17" table:formula="of:=SUM([.E2:.E16])" office:value-type="float" office:value="360.175539364659">
            <text:p>360,17554</text:p>
          </table:table-cell>
          <table:table-cell/>
          <table:table-cell table:style-name="ce9"/>
          <table:table-cell table:style-name="ce10" table:formula="of:=[.L15]-([.L15]*[.K2]/100)" office:value-type="float" office:value="0.00801852385185767">
            <text:p>0,00802</text:p>
          </table:table-cell>
          <table:table-cell table:style-name="ce9" office:value-type="float" office:value="15">
            <text:p>15</text:p>
          </table:table-cell>
          <table:table-cell table:style-name="ce14" table:formula="of:=SUM([.N2:.N15])*2" office:value-type="float" office:value="15943230">
            <text:p>15943230</text:p>
          </table:table-cell>
          <table:table-cell table:style-name="ce13" table:formula="of:=[.N16]/[.L16]" office:value-type="float" office:value="1988299878.45037">
            <text:p>1988299878,45037</text:p>
          </table:table-cell>
          <table:table-cell table:style-name="ce15" table:formula="of:=SUM([.O2:.O16])" office:value-type="float" office:value="2967611761.57623">
            <text:p>2967611761,57623</text:p>
          </table:table-cell>
          <table:table-cell table:style-name="ce16" table:formula="of:=(SUM([.N2:.N16])+(SUM([.N2:.N16])*[.K4]/100))/[.P16]" office:value-type="float" office:value="0.00813920262843638">
            <text:p>0,0081392026</text:p>
          </table:table-cell>
          <table:table-cell table:style-name="ce17" table:formula="of:=SUM([.N2:.N16])" office:value-type="float" office:value="23914845">
            <text:p>239148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6]-([.C16]*[.B2]/100)" office:value-type="float" office:value="40.1197879036942">
            <text:p>40,11979</text:p>
          </table:table-cell>
          <table:table-cell office:value-type="float" office:value="16">
            <text:p>16</text:p>
          </table:table-cell>
          <table:table-cell table:style-name="ce11" table:formula="of:=[.E16]+([.E16]*[.B3]/100)" office:value-type="float" office:value="77.0351078729319">
            <text:p>77,03511</text:p>
          </table:table-cell>
          <table:table-cell table:style-name="ce13" table:formula="of:=[.E17]/[.C17]" office:value-type="float" office:value="1.9201274956351">
            <text:p>1,9201274956</text:p>
          </table:table-cell>
          <table:table-cell table:style-name="ce15" table:formula="of:=SUM([.F2:.F17])" office:value-type="float" office:value="10.7175653137515">
            <text:p>10,7175653138</text:p>
          </table:table-cell>
          <table:table-cell table:style-name="ce16" table:formula="of:=(SUM([.E2:.E17])+(SUM([.E2:.E17])*[.B4]/100))/[.G17]" office:value-type="float" office:value="41.038603287696">
            <text:p>41,0386032877</text:p>
          </table:table-cell>
          <table:table-cell table:style-name="ce17" table:formula="of:=SUM([.E2:.E17])" office:value-type="float" office:value="437.210647237591">
            <text:p>437,21065</text:p>
          </table:table-cell>
          <table:table-cell/>
          <table:table-cell table:style-name="ce9"/>
          <table:table-cell table:style-name="ce10" table:formula="of:=[.L16]-([.L16]*[.K2]/100)" office:value-type="float" office:value="0.00793833861333909">
            <text:p>0,00794</text:p>
          </table:table-cell>
          <table:table-cell table:style-name="ce9" office:value-type="float" office:value="16">
            <text:p>16</text:p>
          </table:table-cell>
          <table:table-cell table:style-name="ce14" table:formula="of:=SUM([.N2:.N16])*2" office:value-type="float" office:value="47829690">
            <text:p>47829690</text:p>
          </table:table-cell>
          <table:table-cell table:style-name="ce13" table:formula="of:=[.N17]/[.L17]" office:value-type="float" office:value="6025151146.8193">
            <text:p>6025151146,8193</text:p>
          </table:table-cell>
          <table:table-cell table:style-name="ce15" table:formula="of:=SUM([.O2:.O17])" office:value-type="float" office:value="8992762908.39554">
            <text:p>8992762908,39554</text:p>
          </table:table-cell>
          <table:table-cell table:style-name="ce16" table:formula="of:=(SUM([.N2:.N17])+(SUM([.N2:.N17])*[.K4]/100))/[.P17]" office:value-type="float" office:value="0.00805781060705496">
            <text:p>0,0080578106</text:p>
          </table:table-cell>
          <table:table-cell table:style-name="ce17" table:formula="of:=SUM([.N2:.N17])" office:value-type="float" office:value="71744535">
            <text:p>717445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7]-([.C17]*[.B2]/100)" office:value-type="float" office:value="39.9552967732891">
            <text:p>39,95530</text:p>
          </table:table-cell>
          <table:table-cell office:value-type="float" office:value="17">
            <text:p>17</text:p>
          </table:table-cell>
          <table:table-cell table:style-name="ce11" table:formula="of:=[.E17]+([.E17]*[.B3]/100)" office:value-type="float" office:value="92.4421294475182">
            <text:p>92,44213</text:p>
          </table:table-cell>
          <table:table-cell table:style-name="ce13" table:formula="of:=[.E18]/[.C18]" office:value-type="float" office:value="2.3136389143108">
            <text:p>2,3136389143</text:p>
          </table:table-cell>
          <table:table-cell table:style-name="ce15" table:formula="of:=SUM([.F2:.F18])" office:value-type="float" office:value="13.0312042280622">
            <text:p>13,0312042281</text:p>
          </table:table-cell>
          <table:table-cell table:style-name="ce16" table:formula="of:=(SUM([.E2:.E18])+(SUM([.E2:.E18])*[.B4]/100))/[.G18]" office:value-type="float" office:value="40.8888299208593">
            <text:p>40,8888299209</text:p>
          </table:table-cell>
          <table:table-cell table:style-name="ce17" table:formula="of:=SUM([.E2:.E18])" office:value-type="float" office:value="529.652776685109">
            <text:p>529,65278</text:p>
          </table:table-cell>
          <table:table-cell/>
          <table:table-cell table:style-name="ce9"/>
          <table:table-cell table:style-name="ce10" table:formula="of:=[.L17]-([.L17]*[.K2]/100)" office:value-type="float" office:value="0.0078589552272057">
            <text:p>0,00786</text:p>
          </table:table-cell>
          <table:table-cell table:style-name="ce9" office:value-type="float" office:value="17">
            <text:p>17</text:p>
          </table:table-cell>
          <table:table-cell table:style-name="ce14" table:formula="of:=SUM([.N2:.N17])*2" office:value-type="float" office:value="143489070">
            <text:p>143489070</text:p>
          </table:table-cell>
          <table:table-cell table:style-name="ce13" table:formula="of:=[.N18]/[.L18]" office:value-type="float" office:value="18258033778.2403">
            <text:p>18258033778,2403</text:p>
          </table:table-cell>
          <table:table-cell table:style-name="ce15" table:formula="of:=SUM([.O2:.O18])" office:value-type="float" office:value="27250796686.6359">
            <text:p>27250796686,6359</text:p>
          </table:table-cell>
          <table:table-cell table:style-name="ce16" table:formula="of:=(SUM([.N2:.N18])+(SUM([.N2:.N18])*[.K4]/100))/[.P18]" office:value-type="float" office:value="0.0079772325025862">
            <text:p>0,0079772325</text:p>
          </table:table-cell>
          <table:table-cell table:style-name="ce17" table:formula="of:=SUM([.N2:.N18])" office:value-type="float" office:value="215233605">
            <text:p>2152336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8]-([.C18]*[.B2]/100)" office:value-type="float" office:value="39.7914800565186">
            <text:p>39,79148</text:p>
          </table:table-cell>
          <table:table-cell office:value-type="float" office:value="18">
            <text:p>18</text:p>
          </table:table-cell>
          <table:table-cell table:style-name="ce11" table:formula="of:=[.E18]+([.E18]*[.B3]/100)" office:value-type="float" office:value="110.930555337022">
            <text:p>110,93056</text:p>
          </table:table-cell>
          <table:table-cell table:style-name="ce13" table:formula="of:=[.E19]/[.C19]" office:value-type="float" office:value="2.78779666349328">
            <text:p>2,7877966635</text:p>
          </table:table-cell>
          <table:table-cell table:style-name="ce15" table:formula="of:=SUM([.F2:.F19])" office:value-type="float" office:value="15.8190008915555">
            <text:p>15,8190008916</text:p>
          </table:table-cell>
          <table:table-cell table:style-name="ce16" table:formula="of:=(SUM([.E2:.E19])+(SUM([.E2:.E19])*[.B4]/100))/[.G19]" office:value-type="float" office:value="40.7375179021749">
            <text:p>40,7375179022</text:p>
          </table:table-cell>
          <table:table-cell table:style-name="ce17" table:formula="of:=SUM([.E2:.E19])" office:value-type="float" office:value="640.583332022131">
            <text:p>640,58333</text:p>
          </table:table-cell>
          <table:table-cell/>
          <table:table-cell table:style-name="ce9"/>
          <table:table-cell table:style-name="ce10" table:formula="of:=[.L18]-([.L18]*[.K2]/100)" office:value-type="float" office:value="0.00778036567493365">
            <text:p>0,00778</text:p>
          </table:table-cell>
          <table:table-cell table:style-name="ce9" office:value-type="float" office:value="18">
            <text:p>18</text:p>
          </table:table-cell>
          <table:table-cell table:style-name="ce14" table:formula="of:=SUM([.N2:.N18])*2" office:value-type="float" office:value="430467210">
            <text:p>430467210</text:p>
          </table:table-cell>
          <table:table-cell table:style-name="ce13" table:formula="of:=[.N19]/[.L19]" office:value-type="float" office:value="55327375085.5767">
            <text:p>55327375085,5767</text:p>
          </table:table-cell>
          <table:table-cell table:style-name="ce15" table:formula="of:=SUM([.O2:.O19])" office:value-type="float" office:value="82578171772.2126">
            <text:p>82578171772,2126</text:p>
          </table:table-cell>
          <table:table-cell table:style-name="ce16" table:formula="of:=(SUM([.N2:.N19])+(SUM([.N2:.N19])*[.K4]/100))/[.P19]" office:value-type="float" office:value="0.00789746017808365">
            <text:p>0,0078974602</text:p>
          </table:table-cell>
          <table:table-cell table:style-name="ce17" table:formula="of:=SUM([.N2:.N19])" office:value-type="float" office:value="645700815">
            <text:p>6457008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19]-([.C19]*[.B2]/100)" office:value-type="float" office:value="39.6283349882869">
            <text:p>39,62833</text:p>
          </table:table-cell>
          <table:table-cell office:value-type="float" office:value="19">
            <text:p>19</text:p>
          </table:table-cell>
          <table:table-cell table:style-name="ce11" table:formula="of:=[.E19]+([.E19]*[.B3]/100)" office:value-type="float" office:value="133.116666404426">
            <text:p>133,11667</text:p>
          </table:table-cell>
          <table:table-cell table:style-name="ce13" table:formula="of:=[.E20]/[.C20]" office:value-type="float" office:value="3.35912842272511">
            <text:p>3,3591284227</text:p>
          </table:table-cell>
          <table:table-cell table:style-name="ce15" table:formula="of:=SUM([.F2:.F20])" office:value-type="float" office:value="19.1781293142806">
            <text:p>19,1781293143</text:p>
          </table:table-cell>
          <table:table-cell table:style-name="ce16" table:formula="of:=(SUM([.E2:.E20])+(SUM([.E2:.E20])*[.B4]/100))/[.G20]" office:value-type="float" office:value="40.5848863391248">
            <text:p>40,5848863391</text:p>
          </table:table-cell>
          <table:table-cell table:style-name="ce17" table:formula="of:=SUM([.E2:.E20])" office:value-type="float" office:value="773.699998426557">
            <text:p>773,70000</text:p>
          </table:table-cell>
          <table:table-cell/>
          <table:table-cell table:style-name="ce9"/>
          <table:table-cell table:style-name="ce10" table:formula="of:=[.L19]-([.L19]*[.K2]/100)" office:value-type="float" office:value="0.00770256201818431">
            <text:p>0,00770</text:p>
          </table:table-cell>
          <table:table-cell table:style-name="ce9" office:value-type="float" office:value="19">
            <text:p>19</text:p>
          </table:table-cell>
          <table:table-cell table:style-name="ce14" table:formula="of:=SUM([.N2:.N19])*2" office:value-type="float" office:value="1291401630">
            <text:p>1291401630</text:p>
          </table:table-cell>
          <table:table-cell table:style-name="ce13" table:formula="of:=[.N20]/[.L20]" office:value-type="float" office:value="167658712380.536">
            <text:p>167658712380,536</text:p>
          </table:table-cell>
          <table:table-cell table:style-name="ce15" table:formula="of:=SUM([.O2:.O20])" office:value-type="float" office:value="250236884152.748">
            <text:p>250236884152,748</text:p>
          </table:table-cell>
          <table:table-cell table:style-name="ce16" table:formula="of:=(SUM([.N2:.N20])+(SUM([.N2:.N20])*[.K4]/100))/[.P20]" office:value-type="float" office:value="0.00781848557647377">
            <text:p>0,0078184856</text:p>
          </table:table-cell>
          <table:table-cell table:style-name="ce17" table:formula="of:=SUM([.N2:.N20])" office:value-type="float" office:value="1937102445">
            <text:p>19371024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0]-([.C20]*[.B2]/100)" office:value-type="float" office:value="39.4658588148349">
            <text:p>39,46586</text:p>
          </table:table-cell>
          <table:table-cell office:value-type="float" office:value="20">
            <text:p>20</text:p>
          </table:table-cell>
          <table:table-cell table:style-name="ce11" table:formula="of:=[.E20]+([.E20]*[.B3]/100)" office:value-type="float" office:value="159.739999685312">
            <text:p>159,74000</text:p>
          </table:table-cell>
          <table:table-cell table:style-name="ce13" table:formula="of:=[.E21]/[.C21]" office:value-type="float" office:value="4.04754905840961">
            <text:p>4,0475490584</text:p>
          </table:table-cell>
          <table:table-cell table:style-name="ce15" table:formula="of:=SUM([.F2:.F21])" office:value-type="float" office:value="23.2256783726902">
            <text:p>23,2256783727</text:p>
          </table:table-cell>
          <table:table-cell table:style-name="ce16" table:formula="of:=(SUM([.E2:.E21])+(SUM([.E2:.E21])*[.B4]/100))/[.G21]" office:value-type="float" office:value="40.4311393205507">
            <text:p>40,4311393206</text:p>
          </table:table-cell>
          <table:table-cell table:style-name="ce17" table:formula="of:=SUM([.E2:.E21])" office:value-type="float" office:value="933.439998111869">
            <text:p>933,44000</text:p>
          </table:table-cell>
          <table:table-cell/>
          <table:table-cell table:style-name="ce9"/>
          <table:table-cell table:style-name="ce10" table:formula="of:=[.L20]-([.L20]*[.K2]/100)" office:value-type="float" office:value="0.00762553639800246">
            <text:p>0,00763</text:p>
          </table:table-cell>
          <table:table-cell table:style-name="ce9" office:value-type="float" office:value="20">
            <text:p>20</text:p>
          </table:table-cell>
          <table:table-cell table:style-name="ce14" table:formula="of:=SUM([.N2:.N20])*2" office:value-type="float" office:value="3874204890">
            <text:p>3874204890</text:p>
          </table:table-cell>
          <table:table-cell table:style-name="ce13" table:formula="of:=[.N21]/[.L21]" office:value-type="float" office:value="508056704183.441">
            <text:p>508056704183,441</text:p>
          </table:table-cell>
          <table:table-cell table:style-name="ce15" table:formula="of:=SUM([.O2:.O21])" office:value-type="float" office:value="758293588336.189">
            <text:p>758293588336,189</text:p>
          </table:table-cell>
          <table:table-cell table:style-name="ce16" table:formula="of:=(SUM([.N2:.N21])+(SUM([.N2:.N21])*[.K4]/100))/[.P21]" office:value-type="float" office:value="0.00774030072076489">
            <text:p>0,0077403007</text:p>
          </table:table-cell>
          <table:table-cell table:style-name="ce17" table:formula="of:=SUM([.N2:.N21])" office:value-type="float" office:value="5811307335">
            <text:p>58113073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1]-([.C21]*[.B2]/100)" office:value-type="float" office:value="39.3040487936941">
            <text:p>39,30405</text:p>
          </table:table-cell>
          <table:table-cell office:value-type="float" office:value="21">
            <text:p>21</text:p>
          </table:table-cell>
          <table:table-cell table:style-name="ce11" table:formula="of:=[.E21]+([.E21]*[.B3]/100)" office:value-type="float" office:value="191.687999622374">
            <text:p>191,68800</text:p>
          </table:table-cell>
          <table:table-cell table:style-name="ce13" table:formula="of:=[.E22]/[.C22]" office:value-type="float" office:value="4.87705479475">
            <text:p>4,8770547948</text:p>
          </table:table-cell>
          <table:table-cell table:style-name="ce15" table:formula="of:=SUM([.F2:.F22])" office:value-type="float" office:value="28.1027331674402">
            <text:p>28,1027331674</text:p>
          </table:table-cell>
          <table:table-cell table:style-name="ce16" table:formula="of:=(SUM([.E2:.E22])+(SUM([.E2:.E22])*[.B4]/100))/[.G22]" office:value-type="float" office:value="40.2764656012904">
            <text:p>40,2764656013</text:p>
          </table:table-cell>
          <table:table-cell table:style-name="ce17" table:formula="of:=SUM([.E2:.E22])" office:value-type="float" office:value="1125.12799773424">
            <text:p>1125,12800</text:p>
          </table:table-cell>
          <table:table-cell/>
          <table:table-cell table:style-name="ce9"/>
          <table:table-cell table:style-name="ce10" table:formula="of:=[.L21]-([.L21]*[.K2]/100)" office:value-type="float" office:value="0.00754928103402244">
            <text:p>0,00755</text:p>
          </table:table-cell>
          <table:table-cell table:style-name="ce9" office:value-type="float" office:value="21">
            <text:p>21</text:p>
          </table:table-cell>
          <table:table-cell table:style-name="ce14" table:formula="of:=SUM([.N2:.N21])*2" office:value-type="float" office:value="11622614670">
            <text:p>11622614670</text:p>
          </table:table-cell>
          <table:table-cell table:style-name="ce13" table:formula="of:=[.N22]/[.L22]" office:value-type="float" office:value="1539565770252.85">
            <text:p>1539565770252,85</text:p>
          </table:table-cell>
          <table:table-cell table:style-name="ce15" table:formula="of:=SUM([.O2:.O22])" office:value-type="float" office:value="2297859358589.04">
            <text:p>2297859358589,04</text:p>
          </table:table-cell>
          <table:table-cell table:style-name="ce16" table:formula="of:=(SUM([.N2:.N22])+(SUM([.N2:.N22])*[.K4]/100))/[.P22]" office:value-type="float" office:value="0.00766289771357549">
            <text:p>0,0076628977</text:p>
          </table:table-cell>
          <table:table-cell table:style-name="ce17" table:formula="of:=SUM([.N2:.N22])" office:value-type="float" office:value="17433922005">
            <text:p>174339220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2]-([.C22]*[.B2]/100)" office:value-type="float" office:value="39.1429021936399">
            <text:p>39,14290</text:p>
          </table:table-cell>
          <table:table-cell office:value-type="float" office:value="22">
            <text:p>22</text:p>
          </table:table-cell>
          <table:table-cell table:style-name="ce11" table:formula="of:=[.E22]+([.E22]*[.B3]/100)" office:value-type="float" office:value="230.025599546849">
            <text:p>230,02560</text:p>
          </table:table-cell>
          <table:table-cell table:style-name="ce13" table:formula="of:=[.E23]/[.C23]" office:value-type="float" office:value="5.87655964825786">
            <text:p>5,8765596483</text:p>
          </table:table-cell>
          <table:table-cell table:style-name="ce15" table:formula="of:=SUM([.F2:.F23])" office:value-type="float" office:value="33.9792928156981">
            <text:p>33,9792928157</text:p>
          </table:table-cell>
          <table:table-cell table:style-name="ce16" table:formula="of:=(SUM([.E2:.E23])+(SUM([.E2:.E23])*[.B4]/100))/[.G23]" office:value-type="float" office:value="40.1210386060464">
            <text:p>40,121038606</text:p>
          </table:table-cell>
          <table:table-cell table:style-name="ce17" table:formula="of:=SUM([.E2:.E23])" office:value-type="float" office:value="1355.15359728109">
            <text:p>1355,15360</text:p>
          </table:table-cell>
          <table:table-cell/>
          <table:table-cell table:style-name="ce9"/>
          <table:table-cell table:style-name="ce10" table:formula="of:=[.L22]-([.L22]*[.K2]/100)" office:value-type="float" office:value="0.00747378822368222">
            <text:p>0,00747</text:p>
          </table:table-cell>
          <table:table-cell table:style-name="ce9" office:value-type="float" office:value="22">
            <text:p>22</text:p>
          </table:table-cell>
          <table:table-cell table:style-name="ce14" table:formula="of:=SUM([.N2:.N22])*2" office:value-type="float" office:value="34867844010">
            <text:p>34867844010</text:p>
          </table:table-cell>
          <table:table-cell table:style-name="ce13" table:formula="of:=[.N23]/[.L23]" office:value-type="float" office:value="4665350818948.03">
            <text:p>4665350818948,03</text:p>
          </table:table-cell>
          <table:table-cell table:style-name="ce15" table:formula="of:=SUM([.O2:.O23])" office:value-type="float" office:value="6963210177537.08">
            <text:p>6963210177537,08</text:p>
          </table:table-cell>
          <table:table-cell table:style-name="ce16" table:formula="of:=(SUM([.N2:.N23])+(SUM([.N2:.N23])*[.K4]/100))/[.P23]" office:value-type="float" office:value="0.0075862687364457">
            <text:p>0,0075862687</text:p>
          </table:table-cell>
          <table:table-cell table:style-name="ce17" table:formula="of:=SUM([.N2:.N23])" office:value-type="float" office:value="52301766015">
            <text:p>523017660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3]-([.C23]*[.B2]/100)" office:value-type="float" office:value="38.982416294646">
            <text:p>38,98242</text:p>
          </table:table-cell>
          <table:table-cell office:value-type="float" office:value="23">
            <text:p>23</text:p>
          </table:table-cell>
          <table:table-cell table:style-name="ce11" table:formula="of:=[.E23]+([.E23]*[.B3]/100)" office:value-type="float" office:value="276.030719456218">
            <text:p>276,03072</text:p>
          </table:table-cell>
          <table:table-cell table:style-name="ce13" table:formula="of:=[.E24]/[.C24]" office:value-type="float" office:value="7.08090328136302">
            <text:p>7,0809032814</text:p>
          </table:table-cell>
          <table:table-cell table:style-name="ce15" table:formula="of:=SUM([.F2:.F24])" office:value-type="float" office:value="41.0601960970611">
            <text:p>41,0601960971</text:p>
          </table:table-cell>
          <table:table-cell table:style-name="ce16" table:formula="of:=(SUM([.E2:.E24])+(SUM([.E2:.E24])*[.B4]/100))/[.G24]" office:value-type="float" office:value="39.9650166978912">
            <text:p>39,9650166979</text:p>
          </table:table-cell>
          <table:table-cell table:style-name="ce17" table:formula="of:=SUM([.E2:.E24])" office:value-type="float" office:value="1631.18431673731">
            <text:p>1631,18432</text:p>
          </table:table-cell>
          <table:table-cell/>
          <table:table-cell table:style-name="ce9"/>
          <table:table-cell table:style-name="ce10" table:formula="of:=[.L23]-([.L23]*[.K2]/100)" office:value-type="float" office:value="0.00739905034144539">
            <text:p>0,00740</text:p>
          </table:table-cell>
          <table:table-cell table:style-name="ce9" office:value-type="float" office:value="23">
            <text:p>23</text:p>
          </table:table-cell>
          <table:table-cell table:style-name="ce14" table:formula="of:=SUM([.N2:.N23])*2" office:value-type="float" office:value="104603532030">
            <text:p>104603532030</text:p>
          </table:table-cell>
          <table:table-cell table:style-name="ce13" table:formula="of:=[.N24]/[.L24]" office:value-type="float" office:value="14137426724085">
            <text:p>14137426724085</text:p>
          </table:table-cell>
          <table:table-cell table:style-name="ce15" table:formula="of:=SUM([.O2:.O24])" office:value-type="float" office:value="21100636901622">
            <text:p>21100636901622</text:p>
          </table:table-cell>
          <table:table-cell table:style-name="ce16" table:formula="of:=(SUM([.N2:.N24])+(SUM([.N2:.N24])*[.K4]/100))/[.P24]" office:value-type="float" office:value="0.00751040604908319">
            <text:p>0,007510406</text:p>
          </table:table-cell>
          <table:table-cell table:style-name="ce17" table:formula="of:=SUM([.N2:.N24])" office:value-type="float" office:value="156905298045">
            <text:p>1569052980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4]-([.C24]*[.B2]/100)" office:value-type="float" office:value="38.822588387838">
            <text:p>38,82259</text:p>
          </table:table-cell>
          <table:table-cell office:value-type="float" office:value="24">
            <text:p>24</text:p>
          </table:table-cell>
          <table:table-cell table:style-name="ce11" table:formula="of:=[.E24]+([.E24]*[.B3]/100)" office:value-type="float" office:value="331.236863347462">
            <text:p>331,23686</text:p>
          </table:table-cell>
          <table:table-cell table:style-name="ce13" table:formula="of:=[.E25]/[.C25]" office:value-type="float" office:value="8.5320654057994">
            <text:p>8,5320654058</text:p>
          </table:table-cell>
          <table:table-cell table:style-name="ce15" table:formula="of:=SUM([.F2:.F25])" office:value-type="float" office:value="49.5922615028605">
            <text:p>49,5922615029</text:p>
          </table:table-cell>
          <table:table-cell table:style-name="ce16" table:formula="of:=(SUM([.E2:.E25])+(SUM([.E2:.E25])*[.B4]/100))/[.G25]" office:value-type="float" office:value="39.808543658599">
            <text:p>39,8085436586</text:p>
          </table:table-cell>
          <table:table-cell table:style-name="ce17" table:formula="of:=SUM([.E2:.E25])" office:value-type="float" office:value="1962.42118008477">
            <text:p>1962,42118</text:p>
          </table:table-cell>
          <table:table-cell/>
          <table:table-cell table:style-name="ce9"/>
          <table:table-cell table:style-name="ce10" table:formula="of:=[.L24]-([.L24]*[.K2]/100)" office:value-type="float" office:value="0.00732505983803094">
            <text:p>0,00733</text:p>
          </table:table-cell>
          <table:table-cell table:style-name="ce9" office:value-type="float" office:value="24">
            <text:p>24</text:p>
          </table:table-cell>
          <table:table-cell table:style-name="ce14" table:formula="of:=SUM([.N2:.N24])*2" office:value-type="float" office:value="313810596090">
            <text:p>313810596090</text:p>
          </table:table-cell>
          <table:table-cell table:style-name="ce13" table:formula="of:=[.N25]/[.L25]" office:value-type="float" office:value="42840687042681.7">
            <text:p>42840687042681,7</text:p>
          </table:table-cell>
          <table:table-cell table:style-name="ce15" table:formula="of:=SUM([.O2:.O25])" office:value-type="float" office:value="63941323944303.7">
            <text:p>63941323944303,7</text:p>
          </table:table-cell>
          <table:table-cell table:style-name="ce16" table:formula="of:=(SUM([.N2:.N25])+(SUM([.N2:.N25])*[.K4]/100))/[.P25]" office:value-type="float" office:value="0.00743530198859299">
            <text:p>0,007435302</text:p>
          </table:table-cell>
          <table:table-cell table:style-name="ce17" table:formula="of:=SUM([.N2:.N25])" office:value-type="float" office:value="470715894135">
            <text:p>4707158941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5]-([.C25]*[.B2]/100)" office:value-type="float" office:value="38.6634157754478">
            <text:p>38,66342</text:p>
          </table:table-cell>
          <table:table-cell office:value-type="float" office:value="25">
            <text:p>25</text:p>
          </table:table-cell>
          <table:table-cell table:style-name="ce11" table:formula="of:=[.E25]+([.E25]*[.B3]/100)" office:value-type="float" office:value="397.484236016954">
            <text:p>397,48424</text:p>
          </table:table-cell>
          <table:table-cell table:style-name="ce13" table:formula="of:=[.E26]/[.C26]" office:value-type="float" office:value="10.2806290661304">
            <text:p>10,2806290661</text:p>
          </table:table-cell>
          <table:table-cell table:style-name="ce15" table:formula="of:=SUM([.F2:.F26])" office:value-type="float" office:value="59.8728905689909">
            <text:p>59,872890569</text:p>
          </table:table-cell>
          <table:table-cell table:style-name="ce16" table:formula="of:=(SUM([.E2:.E26])+(SUM([.E2:.E26])*[.B4]/100))/[.G26]" office:value-type="float" office:value="39.6517493315731">
            <text:p>39,6517493316</text:p>
          </table:table-cell>
          <table:table-cell table:style-name="ce17" table:formula="of:=SUM([.E2:.E26])" office:value-type="float" office:value="2359.90541610173">
            <text:p>2359,90542</text:p>
          </table:table-cell>
          <table:table-cell/>
          <table:table-cell table:style-name="ce9"/>
          <table:table-cell table:style-name="ce10" table:formula="of:=[.L25]-([.L25]*[.K2]/100)" office:value-type="float" office:value="0.00725180923965063">
            <text:p>0,00725</text:p>
          </table:table-cell>
          <table:table-cell table:style-name="ce9" office:value-type="float" office:value="25">
            <text:p>25</text:p>
          </table:table-cell>
          <table:table-cell table:style-name="ce14" table:formula="of:=SUM([.N2:.N25])*2" office:value-type="float" office:value="941431788270">
            <text:p>941431788270</text:p>
          </table:table-cell>
          <table:table-cell table:style-name="ce13" table:formula="of:=[.N26]/[.L26]" office:value-type="float" office:value="129820263765702">
            <text:p>129820263765702</text:p>
          </table:table-cell>
          <table:table-cell table:style-name="ce15" table:formula="of:=SUM([.O2:.O26])" office:value-type="float" office:value="193761587710006">
            <text:p>193761587710006</text:p>
          </table:table-cell>
          <table:table-cell table:style-name="ce16" table:formula="of:=(SUM([.N2:.N26])+(SUM([.N2:.N26])*[.K4]/100))/[.P26]" office:value-type="float" office:value="0.00736094896870727">
            <text:p>0,007360949</text:p>
          </table:table-cell>
          <table:table-cell table:style-name="ce17" table:formula="of:=SUM([.N2:.N26])" office:value-type="float" office:value="1412147682405">
            <text:p>14121476824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6]-([.C26]*[.B2]/100)" office:value-type="float" office:value="38.5048957707685">
            <text:p>38,50490</text:p>
          </table:table-cell>
          <table:table-cell office:value-type="float" office:value="26">
            <text:p>26</text:p>
          </table:table-cell>
          <table:table-cell table:style-name="ce11" table:formula="of:=[.E26]+([.E26]*[.B3]/100)" office:value-type="float" office:value="476.981083220345">
            <text:p>476,98108</text:p>
          </table:table-cell>
          <table:table-cell table:style-name="ce13" table:formula="of:=[.E27]/[.C27]" office:value-type="float" office:value="12.3875438089733">
            <text:p>12,387543809</text:p>
          </table:table-cell>
          <table:table-cell table:style-name="ce15" table:formula="of:=SUM([.F2:.F27])" office:value-type="float" office:value="72.2604343779642">
            <text:p>72,260434378</text:p>
          </table:table-cell>
          <table:table-cell table:style-name="ce16" table:formula="of:=(SUM([.E2:.E27])+(SUM([.E2:.E27])*[.B4]/100))/[.G27]" office:value-type="float" office:value="39.4947503829053">
            <text:p>39,4947503829</text:p>
          </table:table-cell>
          <table:table-cell table:style-name="ce17" table:formula="of:=SUM([.E2:.E27])" office:value-type="float" office:value="2836.88649932207">
            <text:p>2836,88650</text:p>
          </table:table-cell>
          <table:table-cell/>
          <table:table-cell table:style-name="ce9"/>
          <table:table-cell table:style-name="ce10" table:formula="of:=[.L26]-([.L26]*[.K2]/100)" office:value-type="float" office:value="0.00717929114725412">
            <text:p>0,00718</text:p>
          </table:table-cell>
          <table:table-cell table:style-name="ce9" office:value-type="float" office:value="26">
            <text:p>26</text:p>
          </table:table-cell>
          <table:table-cell table:style-name="ce14" table:formula="of:=SUM([.N2:.N26])*2" office:value-type="float" office:value="2824295364810">
            <text:p>2824295364810</text:p>
          </table:table-cell>
          <table:table-cell table:style-name="ce13" table:formula="of:=[.N27]/[.L27]" office:value-type="float" office:value="393394738683946">
            <text:p>393394738683946</text:p>
          </table:table-cell>
          <table:table-cell table:style-name="ce15" table:formula="of:=SUM([.O2:.O27])" office:value-type="float" office:value="587156326393951">
            <text:p>587156326393951</text:p>
          </table:table-cell>
          <table:table-cell table:style-name="ce16" table:formula="of:=(SUM([.N2:.N27])+(SUM([.N2:.N27])*[.K4]/100))/[.P27]" office:value-type="float" office:value="0.00728733947902027">
            <text:p>0,0072873395</text:p>
          </table:table-cell>
          <table:table-cell table:style-name="ce17" table:formula="of:=SUM([.N2:.N27])" office:value-type="float" office:value="4236443047215">
            <text:p>42364430472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7]-([.C27]*[.B2]/100)" office:value-type="float" office:value="38.3470256981083">
            <text:p>38,34703</text:p>
          </table:table-cell>
          <table:table-cell office:value-type="float" office:value="27">
            <text:p>27</text:p>
          </table:table-cell>
          <table:table-cell table:style-name="ce11" table:formula="of:=[.E27]+([.E27]*[.B3]/100)" office:value-type="float" office:value="572.377299864414">
            <text:p>572,37730</text:p>
          </table:table-cell>
          <table:table-cell table:style-name="ce13" table:formula="of:=[.E28]/[.C28]" office:value-type="float" office:value="14.9262501965739">
            <text:p>14,9262501966</text:p>
          </table:table-cell>
          <table:table-cell table:style-name="ce15" table:formula="of:=SUM([.F2:.F28])" office:value-type="float" office:value="87.1866845745381">
            <text:p>87,1866845745</text:p>
          </table:table-cell>
          <table:table-cell table:style-name="ce16" table:formula="of:=(SUM([.E2:.E28])+(SUM([.E2:.E28])*[.B4]/100))/[.G28]" office:value-type="float" office:value="39.3376511415507">
            <text:p>39,3376511416</text:p>
          </table:table-cell>
          <table:table-cell table:style-name="ce17" table:formula="of:=SUM([.E2:.E28])" office:value-type="float" office:value="3409.26379918648">
            <text:p>3409,26380</text:p>
          </table:table-cell>
          <table:table-cell/>
          <table:table-cell table:style-name="ce9"/>
          <table:table-cell table:style-name="ce10" table:formula="of:=[.L27]-([.L27]*[.K2]/100)" office:value-type="float" office:value="0.00710749823578158">
            <text:p>0,00711</text:p>
          </table:table-cell>
          <table:table-cell table:style-name="ce9" office:value-type="float" office:value="27">
            <text:p>27</text:p>
          </table:table-cell>
          <table:table-cell table:style-name="ce14" table:formula="of:=SUM([.N2:.N27])*2" office:value-type="float" office:value="8472886094430">
            <text:p>8472886094430</text:p>
          </table:table-cell>
          <table:table-cell table:style-name="ce13" table:formula="of:=[.N28]/[.L28]" office:value-type="float" office:value="1.19210526873923E+015">
            <text:p>1192105268739230</text:p>
          </table:table-cell>
          <table:table-cell table:style-name="ce15" table:formula="of:=SUM([.O2:.O28])" office:value-type="float" office:value="1.77926159513318E+015">
            <text:p>1779261595133180</text:p>
          </table:table-cell>
          <table:table-cell table:style-name="ce16" table:formula="of:=(SUM([.N2:.N28])+(SUM([.N2:.N28])*[.K4]/100))/[.P28]" office:value-type="float" office:value="0.00721446608423009">
            <text:p>0,0072144661</text:p>
          </table:table-cell>
          <table:table-cell table:style-name="ce17" table:formula="of:=SUM([.N2:.N28])" office:value-type="float" office:value="12709329141645">
            <text:p>1270932914164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8]-([.C28]*[.B2]/100)" office:value-type="float" office:value="38.1898028927461">
            <text:p>38,18980</text:p>
          </table:table-cell>
          <table:table-cell office:value-type="float" office:value="28">
            <text:p>28</text:p>
          </table:table-cell>
          <table:table-cell table:style-name="ce11" table:formula="of:=[.E28]+([.E28]*[.B3]/100)" office:value-type="float" office:value="686.852759837297">
            <text:p>686,85276</text:p>
          </table:table-cell>
          <table:table-cell table:style-name="ce13" table:formula="of:=[.E29]/[.C29]" office:value-type="float" office:value="17.9852397187355">
            <text:p>17,9852397187</text:p>
          </table:table-cell>
          <table:table-cell table:style-name="ce15" table:formula="of:=SUM([.F2:.F29])" office:value-type="float" office:value="105.171924293274">
            <text:p>105,1719242933</text:p>
          </table:table-cell>
          <table:table-cell table:style-name="ce16" table:formula="of:=(SUM([.E2:.E29])+(SUM([.E2:.E29])*[.B4]/100))/[.G29]" office:value-type="float" office:value="39.1805444853068">
            <text:p>39,1805444853</text:p>
          </table:table-cell>
          <table:table-cell table:style-name="ce17" table:formula="of:=SUM([.E2:.E29])" office:value-type="float" office:value="4096.11655902378">
            <text:p>4096,11656</text:p>
          </table:table-cell>
          <table:table-cell/>
          <table:table-cell table:style-name="ce9"/>
          <table:table-cell table:style-name="ce10" table:formula="of:=[.L28]-([.L28]*[.K2]/100)" office:value-type="float" office:value="0.00703642325342377">
            <text:p>0,00704</text:p>
          </table:table-cell>
          <table:table-cell table:style-name="ce9" office:value-type="float" office:value="28">
            <text:p>28</text:p>
          </table:table-cell>
          <table:table-cell table:style-name="ce14" table:formula="of:=SUM([.N2:.N28])*2" office:value-type="float" office:value="25418658283290">
            <text:p>25418658283290</text:p>
          </table:table-cell>
          <table:table-cell table:style-name="ce13" table:formula="of:=[.N29]/[.L29]" office:value-type="float" office:value="3.61244020830069E+015">
            <text:p>3612440208300690</text:p>
          </table:table-cell>
          <table:table-cell table:style-name="ce15" table:formula="of:=SUM([.O2:.O29])" office:value-type="float" office:value="5.39170180343387E+015">
            <text:p>5391701803433870</text:p>
          </table:table-cell>
          <table:table-cell table:style-name="ce16" table:formula="of:=(SUM([.N2:.N29])+(SUM([.N2:.N29])*[.K4]/100))/[.P29]" office:value-type="float" office:value="0.00714232142338779">
            <text:p>0,0071423214</text:p>
          </table:table-cell>
          <table:table-cell table:style-name="ce17" table:formula="of:=SUM([.N2:.N29])" office:value-type="float" office:value="38127987424935">
            <text:p>3812798742493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29]-([.C29]*[.B2]/100)" office:value-type="float" office:value="38.0332247008858">
            <text:p>38,03322</text:p>
          </table:table-cell>
          <table:table-cell office:value-type="float" office:value="29">
            <text:p>29</text:p>
          </table:table-cell>
          <table:table-cell table:style-name="ce11" table:formula="of:=[.E29]+([.E29]*[.B3]/100)" office:value-type="float" office:value="824.223311804756">
            <text:p>824,22331</text:p>
          </table:table-cell>
          <table:table-cell table:style-name="ce13" table:formula="of:=[.E30]/[.C30]" office:value-type="float" office:value="21.671139333751">
            <text:p>21,6711393338</text:p>
          </table:table-cell>
          <table:table-cell table:style-name="ce15" table:formula="of:=SUM([.F2:.F30])" office:value-type="float" office:value="126.843063627025">
            <text:p>126,843063627</text:p>
          </table:table-cell>
          <table:table-cell table:style-name="ce16" table:formula="of:=(SUM([.E2:.E30])+(SUM([.E2:.E30])*[.B4]/100))/[.G30]" office:value-type="float" office:value="39.023512744917">
            <text:p>39,0235127449</text:p>
          </table:table-cell>
          <table:table-cell table:style-name="ce17" table:formula="of:=SUM([.E2:.E30])" office:value-type="float" office:value="4920.33987082854">
            <text:p>4920,33987</text:p>
          </table:table-cell>
          <table:table-cell/>
          <table:table-cell table:style-name="ce9"/>
          <table:table-cell table:style-name="ce10" table:formula="of:=[.L29]-([.L29]*[.K2]/100)" office:value-type="float" office:value="0.00696605902088953">
            <text:p>0,00697</text:p>
          </table:table-cell>
          <table:table-cell table:style-name="ce9" office:value-type="float" office:value="29">
            <text:p>29</text:p>
          </table:table-cell>
          <table:table-cell table:style-name="ce14" table:formula="of:=SUM([.N2:.N29])*2" office:value-type="float" office:value="76255974849870">
            <text:p>76255974849870</text:p>
          </table:table-cell>
          <table:table-cell table:style-name="ce13" table:formula="of:=[.N30]/[.L30]" office:value-type="float" office:value="1.09467885100021E+016">
            <text:p>10946788510002100</text:p>
          </table:table-cell>
          <table:table-cell table:style-name="ce15" table:formula="of:=SUM([.O2:.O30])" office:value-type="float" office:value="1.6338490313436E+016">
            <text:p>16338490313436000</text:p>
          </table:table-cell>
          <table:table-cell table:style-name="ce16" table:formula="of:=(SUM([.N2:.N30])+(SUM([.N2:.N30])*[.K4]/100))/[.P30]" office:value-type="float" office:value="0.00707089820915392">
            <text:p>0,0070708982</text:p>
          </table:table-cell>
          <table:table-cell table:style-name="ce17" table:formula="of:=SUM([.N2:.N30])" office:value-type="float" office:value="114383962274805">
            <text:p>11438396227480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 table:formula="of:=[.C30]-([.C30]*[.B2]/100)" office:value-type="float" office:value="37.8772884796122">
            <text:p>37,87729</text:p>
          </table:table-cell>
          <table:table-cell office:value-type="float" office:value="30">
            <text:p>30</text:p>
          </table:table-cell>
          <table:table-cell table:style-name="ce11" table:formula="of:=[.E30]+([.E30]*[.B3]/100)" office:value-type="float" office:value="989.067974165708">
            <text:p>989,06797</text:p>
          </table:table-cell>
          <table:table-cell table:style-name="ce13" table:formula="of:=[.E31]/[.C31]" office:value-type="float" office:value="26.1124281559405">
            <text:p>26,1124281559</text:p>
          </table:table-cell>
          <table:table-cell table:style-name="ce15" table:formula="of:=SUM([.F2:.F31])" office:value-type="float" office:value="152.955491782965">
            <text:p>152,955491783</text:p>
          </table:table-cell>
          <table:table-cell table:style-name="ce16" table:formula="of:=(SUM([.E2:.E31])+(SUM([.E2:.E31])*[.B4]/100))/[.G31]" office:value-type="float" office:value="38.8666286039577">
            <text:p>38,866628604</text:p>
          </table:table-cell>
          <table:table-cell table:style-name="ce17" table:formula="of:=SUM([.E2:.E31])" office:value-type="float" office:value="5909.40784499425">
            <text:p>5909,40784</text:p>
          </table:table-cell>
          <table:table-cell/>
          <table:table-cell table:style-name="ce9"/>
          <table:table-cell table:style-name="ce10" table:formula="of:=[.L30]-([.L30]*[.K2]/100)" office:value-type="float" office:value="0.00689639843068064">
            <text:p>0,00690</text:p>
          </table:table-cell>
          <table:table-cell table:style-name="ce9" office:value-type="float" office:value="30">
            <text:p>30</text:p>
          </table:table-cell>
          <table:table-cell table:style-name="ce14" table:formula="of:=SUM([.N2:.N30])*2" office:value-type="float" office:value="228767924549610">
            <text:p>228767924549610</text:p>
          </table:table-cell>
          <table:table-cell table:style-name="ce13" table:formula="of:=[.N31]/[.L31]" office:value-type="float" office:value="3.31720863939458E+016">
            <text:p>33172086393945800</text:p>
          </table:table-cell>
          <table:table-cell table:style-name="ce15" table:formula="of:=SUM([.O2:.O31])" office:value-type="float" office:value="4.95105767073818E+016">
            <text:p>49510576707381800</text:p>
          </table:table-cell>
          <table:table-cell table:style-name="ce16" table:formula="of:=(SUM([.N2:.N31])+(SUM([.N2:.N31])*[.K4]/100))/[.P31]" office:value-type="float" office:value="0.00700018922706238">
            <text:p>0,0070001892</text:p>
          </table:table-cell>
          <table:table-cell table:style-name="ce17" table:formula="of:=SUM([.N2:.N31])" office:value-type="float" office:value="343151886824415">
            <text:p>343151886824415,00000</text:p>
          </table:table-cell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 table:number-rows-repeated="11">
          <table:table-cell/>
          <table:table-cell table:style-name="ce9"/>
          <table:table-cell table:style-name="ce10"/>
          <table:table-cell/>
          <table:table-cell table:style-name="ce11"/>
          <table:table-cell table:style-name="ce13"/>
          <table:table-cell table:style-name="ce15"/>
          <table:table-cell table:style-name="ce16"/>
          <table:table-cell table:style-name="ce17"/>
          <table:table-cell/>
          <table:table-cell table:style-name="ce9"/>
          <table:table-cell table:style-name="ce10"/>
          <table:table-cell table:style-name="ce9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1" table:formula="of:=SUM([.E2:.E31])" office:value-type="float" office:value="5909.40784499425">
            <text:p>5909,40784</text:p>
          </table:table-cell>
          <table:table-cell table:style-name="ce14" table:formula="of:=SUM([.F2:.F31])" office:value-type="float" office:value="152.955491782965">
            <text:p>152,955491783</text:p>
          </table:table-cell>
          <table:table-cell table:style-name="ce15"/>
          <table:table-cell table:style-name="ce16"/>
          <table:table-cell table:style-name="ce17"/>
          <table:table-cell/>
          <table:table-cell table:style-name="ce9"/>
          <table:table-cell table:style-name="ce10"/>
          <table:table-cell table:style-name="ce9"/>
          <table:table-cell table:style-name="ce14" table:formula="of:=SUM([.N2:.N31])" office:value-type="float" office:value="343151886824415">
            <text:p>343151886824415</text:p>
          </table:table-cell>
          <table:table-cell table:style-name="ce14" table:formula="of:=SUM([.O2:.O31])" office:value-type="float" office:value="4.95105767073818E+016">
            <text:p>49510576707381800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 table:number-columns-repeated="6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1" number:min-integer-digits="1"/>
    </number:number-style>
    <number:number-style style:name="N8146" number:language="ru" number:country="RU">
      <number:number number:decimal-places="3" number:min-integer-digits="1"/>
    </number:number-style>
    <number:number-style style:name="N8147" number:language="ru" number:country="RU">
      <number:number number:decimal-places="4" number:min-integer-digits="1"/>
    </number:number-style>
    <number:number-style style:name="N8148" number:language="ru" number:country="RU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0">10.05.2025</text:date>, <text:time>17:28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0T17:28:25.71</dc:date>
    <meta:generator>OpenOffice/4.1.15$Win32 OpenOffice.org_project/4115m2$Build-9813</meta:generator>
    <meta:editing-duration>PT7H56M11S</meta:editing-duration>
    <meta:editing-cycles>44</meta:editing-cycles>
    <meta:document-statistic meta:table-count="1" meta:cell-count="456" meta:object-count="0"/>
  </office:meta>
</office:document-meta>
</file>